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736b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6b1d" officeooo:paragraph-rsid="00736b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5939b" officeooo:paragraph-rsid="008593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bd0b0" officeooo:paragraph-rsid="008bd0b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c902" officeooo:paragraph-rsid="0092f983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81361" officeooo:paragraph-rsid="00881361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81361" officeooo:paragraph-rsid="0088136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74f3" officeooo:paragraph-rsid="007a74f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c133f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deee3" officeooo:paragraph-rsid="009deee3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0c1f" officeooo:paragraph-rsid="00980c1f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a10f5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2f983" officeooo:paragraph-rsid="00311736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fo:font-weight="normal" officeooo:rsid="00980c1f" officeooo:paragraph-rsid="00980c1f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881361" officeooo:paragraph-rsid="00881361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881361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980c1f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a10f5b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980c1f" officeooo:paragraph-rsid="00980c1f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980c1f" officeooo:paragraph-rsid="009c133f"/>
    </style:style>
    <style:style style:name="P29" style:family="paragraph" style:parent-style-name="Standard" style:list-style-name="L8">
      <style:paragraph-properties fo:text-align="start" style:justify-single-word="false"/>
      <style:text-properties officeooo:rsid="0049c85d" officeooo:paragraph-rsid="00a10f5b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881361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8dcaa7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8ec48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9181a2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980c1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84ddd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980c1f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9cc43c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9d010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48d12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84ddd" style:font-size-asian="12pt" style:font-weight-asian="bold" style:font-size-complex="12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881361" style:font-weight-asian="bold" style:font-weight-complex="bold"/>
    </style:style>
    <style:style style:name="T22" style:family="text">
      <style:text-properties fo:font-weight="bold" officeooo:rsid="009181a2" style:font-weight-asian="bold" style:font-weight-complex="bold"/>
    </style:style>
    <style:style style:name="T23" style:family="text">
      <style:text-properties fo:font-weight="bold" officeooo:rsid="0092f983" style:font-weight-asian="bold" style:font-weight-complex="bold"/>
    </style:style>
    <style:style style:name="T24" style:family="text">
      <style:text-properties fo:font-weight="bold" officeooo:rsid="008a07a2" style:font-weight-asian="bold" style:font-weight-complex="bold"/>
    </style:style>
    <style:style style:name="T25" style:family="text">
      <style:text-properties fo:font-weight="bold" officeooo:rsid="009c133f" style:font-weight-asian="bold" style:font-weight-complex="bold"/>
    </style:style>
    <style:style style:name="T26" style:family="text">
      <style:text-properties style:font-name="DejaVu Sans Condensed" fo:font-size="12pt" style:font-size-asian="12pt" style:font-size-complex="12pt"/>
    </style:style>
    <style:style style:name="T27" style:family="text">
      <style:text-properties style:font-name="DejaVu Sans Condensed" fo:font-size="12pt" officeooo:rsid="0085939b" style:font-size-asian="12pt" style:font-size-complex="12pt"/>
    </style:style>
    <style:style style:name="T28" style:family="text">
      <style:text-properties officeooo:rsid="00881361"/>
    </style:style>
    <style:style style:name="T29" style:family="text">
      <style:text-properties officeooo:rsid="008a07a2"/>
    </style:style>
    <style:style style:name="T30" style:family="text">
      <style:text-properties officeooo:rsid="008dc3a8"/>
    </style:style>
    <style:style style:name="T31" style:family="text">
      <style:text-properties officeooo:rsid="009181a2"/>
    </style:style>
    <style:style style:name="T32" style:family="text">
      <style:text-properties officeooo:rsid="009615cb"/>
    </style:style>
    <style:style style:name="T33" style:family="text">
      <style:text-properties officeooo:rsid="009c133f"/>
    </style:style>
    <style:style style:name="T34" style:family="text">
      <style:text-properties officeooo:rsid="0048d124"/>
    </style:style>
    <style:style style:name="T35" style:family="text">
      <style:text-properties officeooo:rsid="00484d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3</text:span><text:span text:style-name="T17">0</text:span><text:span text:style-name="T11">1 - </text:span><text:span text:style-name="T12">Flight - Takeoff, Landing</text:span></text:p>
      <text:p text:style-name="P8"/>
      <text:p text:style-name="P2">Takeoff</text:p>
      <text:list xml:id="list396331133" text:style-name="L1">
        <text:list-item>
          <text:p text:style-name="P9">Brakes will hold 10k RPM, but not 10.5k.</text:p>
        </text:list-item>
        <text:list-item>
          <text:p text:style-name="P23"><text:span text:style-name="T1">(Optional) </text:span><text:span text:style-name="T2">F</text:span><text:span text:style-name="T1">laps 20 deg </text:span><text:span text:style-name="T5">(third notch down).</text:span></text:p>
        </text:list-item>
        <text:list-item>
          <text:p text:style-name="P24"><text:span text:style-name="T3">Rotate gently to get </text:span><text:span text:style-name="T2">nosewheel up at 1</text:span><text:span text:style-name="T4">5</text:span><text:span text:style-name="T2">0 to 1</text:span><text:span text:style-name="T4">6</text:span><text:span text:style-name="T2">0 kph. <text:s/></text:span><text:span text:style-name="T4">Line up horizon and bottom of front canopy frame.</text:span></text:p>
        </text:list-item>
        <text:list-item>
          <text:p text:style-name="P24"><text:span text:style-name="T3">Takeoff should happen at </text:span><text:span text:style-name="T2">220 to 2</text:span><text:span text:style-name="T3">4</text:span><text:span text:style-name="T2">0 kph. <text:s/></text:span><text:span text:style-name="T3">(With droptanks may be up to 270 kph.)</text:span></text:p>
        </text:list-item>
        <text:list-item>
          <text:p text:style-name="P10">Gear up <text:span text:style-name="T30">(T5 up)</text:span>, <text:span text:style-name="T28">then gear handle neutral </text:span><text:span text:style-name="T30">(T5 up again).</text:span></text:p>
        </text:list-item>
        <text:list-item>
          <text:p text:style-name="P12">Flaps up, <text:span text:style-name="T30">then flaps handle neutral (one notch down from top).</text:span></text:p>
        </text:list-item>
        <text:list-item>
          <text:p text:style-name="P12"><text:span text:style-name="T31">Best climb speed is </text:span><text:span text:style-name="T22">710 kph TAS</text:span><text:span text:style-name="T31"> (</text:span><text:span text:style-name="T22">0.6 Mach</text:span><text:span text:style-name="T31">).</text:span></text:p>
        </text:list-item>
      </text:list>
      <text:p text:style-name="P6"/>
      <text:p text:style-name="P3">Landing</text:p>
      <text:list xml:id="list170950970" text:style-name="L2">
        <text:list-item>
          <text:p text:style-name="P14"><text:span text:style-name="T20">Deploy speed brakes</text:span> and keep them out for the entire landing.</text:p>
        </text:list-item>
        <text:list-item>
          <text:p text:style-name="P11"><text:span text:style-name="T28">Landing gear down under </text:span><text:span text:style-name="T23">4</text:span><text:span text:style-name="T21">50 kph</text:span><text:span text:style-name="T28">.</text:span></text:p>
        </text:list-item>
        <text:list-item>
          <text:p text:style-name="P15">Flaps down under <text:span text:style-name="T20">400 kph</text:span>, <text:span text:style-name="T30">20 deg (third notch down) for 2 seconds to allow the hydraulics to engage, then full down to</text:span><text:span text:style-name="T28"> </text:span><text:span text:style-name="T21">55 deg</text:span><text:span text:style-name="T28">, </text:span><text:span text:style-name="T32">then set flap lever to neutral (one notch down).</text:span></text:p>
        </text:list-item>
        <text:list-item>
          <text:p text:style-name="P13">Approach speed 250 to 270 kph, stay above 200 kph.</text:p>
        </text:list-item>
        <text:list-item>
          <text:p text:style-name="P13">Flare and touchdown at 200 to 220 kph.</text:p>
        </text:list-item>
      </text:list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09:42:03.487000000</dc:date>
    <meta:editing-duration>P1DT5M51S</meta:editing-duration>
    <meta:editing-cycles>12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171" meta:character-count="852" meta:non-whitespace-character-count="706"/>
  </office:meta>
</office:document-meta>
</file>